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1" svg:font-family="'Arial Unicode MS'" style:font-pitch="variable"/>
    <style:font-face style:name="東風明朝" svg:font-family="東風明朝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2.335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表1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>
            <text:p>データの種類</text:p>
          </table:table-cell>
          <table:table-cell office:value-type="string">
            <text:p>これはCalcのデータです</text:p>
          </table:table-cell>
        </table:table-row>
        <table:table-row table:style-name="ro1">
          <table:table-cell office:value-type="date" office:date-value="2005-07-11">
            <text:p>7月11日</text:p>
          </table:table-cell>
          <table:table-cell office:value-type="string">
            <text:p>本日は晴天なり</text:p>
          </table:table-cell>
        </table:table-row>
        <table:table-row table:style-name="ro1">
          <table:table-cell office:value-type="date" office:date-value="2005-07-12">
            <text:p>7月12日</text:p>
          </table:table-cell>
          <table:table-cell office:value-type="string">
            <text:p>明日は雨です</text:p>
          </table:table-cell>
        </table:table-row>
      </table:table>
      <table:table table:name="表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表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1" svg:font-family="'Arial Unicode MS'" style:font-pitch="variable"/>
    <style:font-face style:name="東風明朝" svg:font-family="東風明朝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 Unicode MS" fo:language="en" fo:country="US" style:font-name-asian="東風明朝" style:language-asian="none" style:country-asian="none" style:font-name-complex="Arial Unicode MS1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0-15">2005/10/15</text:date>, <text:time>11:13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58</meta:generator>
    <dc:title>天気</dc:title>
    <meta:creation-date>2005-07-08T10:38:11</meta:creation-date>
    <dc:creator>著者</dc:creator>
    <dc:date>2005-08-18T17:46:20</dc:date>
    <dc:language>en-US</dc:language>
    <meta:editing-cycles>8</meta:editing-cycles>
    <meta:editing-duration>PT11M9S</meta:editing-duration>
    <meta:user-defined meta:name="Info 1">その他の情報1</meta:user-defined>
    <meta:user-defined meta:name="Info 2">その他の情報2</meta:user-defined>
    <meta:user-defined meta:name="Info 3">その他の情報3</meta:user-defined>
    <meta:user-defined meta:name="Info 4">その他の情報4</meta:user-defined>
    <meta:document-statistic meta:table-count="3" meta:cell-count="6"/>
  </office:meta>
</office:document-meta>
</file>